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ab4" officeooo:paragraph-rsid="0010b299"/>
    </style:style>
    <style:style style:name="P2" style:family="paragraph" style:parent-style-name="Standard">
      <style:text-properties fo:font-weight="bold" officeooo:rsid="0005bab4" officeooo:paragraph-rsid="0010b299" style:font-weight-asian="bold" style:font-weight-complex="bold"/>
    </style:style>
    <style:style style:name="P3" style:family="paragraph" style:parent-style-name="Standard">
      <style:text-properties officeooo:rsid="0005bab4" officeooo:paragraph-rsid="0010b299"/>
    </style:style>
    <style:style style:name="P4" style:family="paragraph" style:parent-style-name="Standard">
      <style:text-properties fo:font-weight="bold" officeooo:rsid="0011bfac" officeooo:paragraph-rsid="0011bfac" style:font-weight-asian="bold" style:font-weight-complex="bold"/>
    </style:style>
    <style:style style:name="P5" style:family="paragraph" style:parent-style-name="Standard">
      <style:text-properties fo:font-weight="bold" officeooo:rsid="0011354d" officeooo:paragraph-rsid="0011bfac" style:font-weight-asian="bold" style:font-weight-complex="bold"/>
    </style:style>
    <style:style style:name="P6" style:family="paragraph" style:parent-style-name="Standard">
      <style:text-properties fo:font-weight="normal" officeooo:rsid="0011bfac" officeooo:paragraph-rsid="0011bfac" style:font-weight-asian="normal" style:font-weight-complex="normal"/>
    </style:style>
    <style:style style:name="P7" style:family="paragraph" style:parent-style-name="Standard">
      <style:text-properties fo:font-weight="normal" officeooo:rsid="0011354d" officeooo:paragraph-rsid="0011bfac" style:font-weight-asian="normal" style:font-weight-complex="normal"/>
    </style:style>
    <style:style style:name="P8" style:family="paragraph" style:parent-style-name="Standard">
      <style:text-properties officeooo:rsid="0011354d" officeooo:paragraph-rsid="0011bfa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5bab4" officeooo:paragraph-rsid="0010b299" style:font-size-asian="14pt" style:font-weight-asian="bold" style:font-size-complex="14pt" style:font-weight-complex="bold"/>
    </style:style>
    <style:style style:name="T1" style:family="text">
      <style:text-properties officeooo:rsid="0011bfa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3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base changes 10/3/15</text:p>
      <text:p text:style-name="P9"/>
      <text:p text:style-name="P2">Purchase Orders</text:p>
      <text:p text:style-name="P1">1. make po_nbr to a bi<text:span text:style-name="T1">gint</text:span></text:p>
      <text:p text:style-name="P1">2. Add foreign key to Purchase Orders po_nbr and remaining_weight_lbs</text:p>
      <text:p text:style-name="P1">2. change remaining_weight_tons to packed decimal 5 2</text:p>
      <text:p text:style-name="P1"/>
      <text:p text:style-name="P4">Rail Cars</text:p>
      <text:p text:style-name="P4"/>
      <text:p text:style-name="P6">1- change the following from date to datetime</text:p>
      <text:p text:style-name="P8"><text:s text:c="2"/>"arrival_dt_elk_city"</text:p>
      <text:p text:style-name="P8"><text:s text:c="4"/>"arrival_dt_400_line"</text:p>
      <text:p text:style-name="P8"><text:s text:c="4"/>"actual_dep_dt"</text:p>
      <text:p text:style-name="P8"><text:s text:c="4"/>"arrival_dt_onsite"</text:p>
      <text:p text:style-name="P5"><text:s text:c="2"/><text:span text:style-name="T2"><text:s text:c="2"/>bol_arrival_dt"</text:span></text:p>
      <text:p text:style-name="P5"><text:span text:style-name="T2"/></text:p>
      <text:p text:style-name="P4">Trailers</text:p>
      <text:p text:style-name="P4"><text:span text:style-name="T2"/></text:p>
      <text:p text:style-name="P4"><text:span text:style-name="T2">1- change the following from date to datetime</text:span></text:p>
      <text:p text:style-name="P8">"time_in"</text:p>
      <text:p text:style-name="P7">"time_out"</text:p>
      <text:p text:style-name="P6">2- change <text:span text:style-name="T3"><text:s text:c="2"/>"carrier_name" </text:span>to integer, reference carrier and rename to carrier_id</text:p>
      <text:p text:style-name="P6">3- change weight_tons to packed decimal 5 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04:58:28.827922045</meta:creation-date>
    <dc:date>2015-10-03T05:33:48.939766114</dc:date>
    <meta:editing-duration>PT58S</meta:editing-duration>
    <meta:editing-cycles>2</meta:editing-cycles>
    <meta:generator>LibreOffice/4.4.2.2$Linux_X86_64 LibreOffice_project/40m0$Build-2</meta:generator>
    <meta:print-date>2015-10-03T05:33:34.931343274</meta:print-date>
    <meta:document-statistic meta:table-count="0" meta:image-count="0" meta:object-count="0" meta:page-count="1" meta:paragraph-count="18" meta:word-count="74" meta:character-count="546" meta:non-whitespace-character-count="470"/>
  </office:meta>
</office:document-meta>
</file>